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2.532cm" fo:min-width="5.3cm"/>
    </style:style>
    <style:style style:name="gr2" style:family="graphic" style:parent-style-name="standard">
      <style:graphic-properties svg:stroke-color="#000000" draw:fill="solid" draw:fill-color="#cccccc" draw:textarea-horizontal-align="justify" draw:textarea-vertical-align="top" draw:auto-grow-height="false" fo:min-height="10.128cm" fo:min-width="18.478cm"/>
    </style:style>
    <style:style style:name="gr3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3cm" fo:min-width="3.45cm"/>
    </style:style>
    <style:style style:name="gr4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54cm" fo:min-width="13.908cm"/>
    </style:style>
    <style:style style:name="gr5" style:family="graphic" style:parent-style-name="objectwithoutfill">
      <style:graphic-properties svg:stroke-width="0.5cm" draw:marker-start-width="1.7cm" draw:marker-end="Rounded_20_short_20_Arrow" draw:marker-end-width="1cm" draw:fill="none" draw:textarea-vertical-align="middle" fo:padding-top="0.375cm" fo:padding-bottom="0.375cm" fo:padding-left="0.5cm" fo:padding-right="0.5cm"/>
    </style:style>
    <style:style style:name="gr6" style:family="graphic" style:parent-style-name="standard">
      <style:graphic-properties draw:stroke="none" svg:stroke-color="#000000" draw:fill="none" draw:fill-color="#ffffff" fo:min-height="1.85cm"/>
    </style:style>
    <style:style style:name="gr7" style:family="graphic" style:parent-style-name="objectwithoutfill">
      <style:graphic-properties draw:stroke="dash" draw:stroke-dash="Fine_20_Dashed" svg:stroke-width="0.2cm" draw:marker-start-width="0.8cm" draw:marker-end="Arrow" draw:marker-end-width="0.5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fo:min-height="2.134cm"/>
    </style:style>
    <style:style style:name="gr9" style:family="graphic" style:parent-style-name="standard">
      <style:graphic-properties draw:stroke="none" svg:stroke-color="#000000" draw:fill="none" draw:fill-color="#ffffff" fo:min-height="2.445cm"/>
    </style:style>
    <style:style style:name="P1" style:family="paragraph">
      <style:paragraph-properties fo:text-align="center"/>
      <style:text-properties fo:font-size="26pt" style:font-size-asian="26pt" style:font-size-complex="26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2pt" style:font-size-asian="22pt" style:font-size-complex="22pt"/>
    </style:style>
    <style:style style:name="P4" style:family="paragraph">
      <style:paragraph-properties fo:text-align="center"/>
      <style:text-properties fo:font-size="18pt" style:font-size-asian="18pt" style:font-size-complex="18pt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1cm" svg:height="3.082cm" svg:x="7.75cm" svg:y="17.9cm">
          <text:p text:style-name="P1"><text:span text:style-name="T1">User</text:span></text:p>
          <text:p text:style-name="P1"><text:span text:style-name="T1">modu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20.1cm" svg:height="11.5cm" svg:x="0.75cm" svg:y="0.2cm">
          <text:p text:style-name="P2"><text:span text:style-name="T2">Analysis module ap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3cm" svg:height="3.6cm" svg:x="13.1cm" svg:y="3.5cm">
          <text:p text:style-name="P4"><text:span text:style-name="T3">Monitor</text:span></text:p>
          <text:p text:style-name="P4"><text:span text:style-name="T3">element</text:span></text:p>
          <text:p text:style-name="P4"><text:span text:style-name="T3">manager</text:span></text:p>
          <text:p text:style-name="P4"><text:span text:style-name="T3">(ME + QTests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3cm" svg:height="3.6cm" svg:x="13.1cm" svg:y="7.6cm">
          <text:p text:style-name="P4"><text:span text:style-name="T3">Monitor</text:span></text:p>
          <text:p text:style-name="P4"><text:span text:style-name="T3">element</text:span></text:p>
          <text:p text:style-name="P4"><text:span text:style-name="T3">sende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14.6cm" svg:height="1.982cm" svg:x="3.5cm" svg:y="13.3cm">
          <text:p text:style-name="P1"><text:span text:style-name="T1">Module API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3cm" svg:height="3.6cm" svg:x="8.3cm" svg:y="7.6cm">
          <text:p text:style-name="P4"><text:span text:style-name="T3">Archiver</text:span></text:p>
          <text:p text:style-name="P4"><text:span text:style-name="T3">(root file)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2" draw:layer="layout" svg:x1="8cm" svg:y1="11.7cm" svg:x2="8cm" svg:y2="13.3cm">
          <text:p/>
        </draw:line>
        <draw:line draw:style-name="gr5" draw:text-style-name="P2" draw:layer="layout" svg:x1="15cm" svg:y1="13.3cm" svg:x2="15cm" svg:y2="11.7cm">
          <text:p/>
        </draw:line>
        <draw:line draw:style-name="gr5" draw:text-style-name="P2" draw:layer="layout" svg:x1="10.3cm" svg:y1="15.3cm" svg:x2="10.3cm" svg:y2="17.9cm">
          <text:p/>
        </draw:line>
        <draw:line draw:style-name="gr5" draw:text-style-name="P2" draw:layer="layout" svg:x1="12.9cm" svg:y1="17.9cm" svg:x2="12.9cm" svg:y2="15.3cm">
          <text:p/>
        </draw:line>
        <draw:frame draw:style-name="gr6" draw:text-style-name="P5" draw:layer="layout" svg:width="6.6cm" svg:height="2.471cm" svg:x="13.6cm" svg:y="15.429cm">
          <draw:text-box>
            <text:p text:style-name="P5"><text:span text:style-name="T4">- Book elements</text:span></text:p>
            <text:p text:style-name="P5"><text:span text:style-name="T4">- Element mapping</text:span></text:p>
            <text:p text:style-name="P5"><text:span text:style-name="T4">- Quality tests management</text:span></text:p>
            <text:p text:style-name="P5"><text:span text:style-name="T4">- ...</text:span></text:p>
          </draw:text-box>
        </draw:frame>
        <draw:line draw:style-name="gr7" draw:text-style-name="P2" draw:layer="layout" svg:x1="17.4cm" svg:y1="9.4cm" svg:x2="21.2cm" svg:y2="9.4cm">
          <text:p/>
        </draw:line>
        <draw:frame draw:style-name="gr8" draw:text-style-name="P2" draw:layer="layout" svg:width="2.9cm" svg:height="2.384cm" svg:x="17.7cm" svg:y="8.2cm">
          <draw:text-box>
            <text:p text:style-name="P2">To</text:p>
            <text:p text:style-name="P2"/>
            <text:p text:style-name="P2">collector</text:p>
          </draw:text-box>
        </draw:frame>
        <draw:custom-shape draw:style-name="gr3" draw:text-style-name="P4" draw:layer="layout" svg:width="4.3cm" svg:height="3.6cm" svg:x="3.5cm" svg:y="7.6cm">
          <text:p text:style-name="P4"><text:span text:style-name="T3">Event</text:span></text:p>
          <text:p text:style-name="P4"><text:span text:style-name="T3">cli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.3cm" svg:height="3.6cm" svg:x="3.4cm" svg:y="3.5cm">
          <text:p text:style-name="P4"><text:span text:style-name="T3">Run</text:span></text:p>
          <text:p text:style-name="P4"><text:span text:style-name="T3">control</text:span></text:p>
          <text:p text:style-name="P4"><text:span text:style-name="T3">client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0.2cm" svg:y1="9.4cm" svg:x2="3.5cm" svg:y2="9.4cm">
          <text:p/>
        </draw:line>
        <draw:frame draw:style-name="gr9" draw:text-style-name="P2" draw:layer="layout" svg:width="3.2cm" svg:height="2.695cm" svg:x="0.5cm" svg:y="8.205cm">
          <draw:text-box>
            <text:p text:style-name="P2">Incoming</text:p>
            <text:p text:style-name="P2"/>
            <text:p text:style-name="P2">event</text:p>
          </draw:text-box>
        </draw:frame>
        <draw:line draw:style-name="gr7" draw:text-style-name="P2" draw:layer="layout" svg:x1="0.1cm" svg:y1="5.4cm" svg:x2="3.4cm" svg:y2="5.4cm">
          <text:p/>
        </draw:line>
        <draw:frame draw:style-name="gr9" draw:text-style-name="P2" draw:layer="layout" svg:width="3.2cm" svg:height="2.695cm" svg:x="0.5cm" svg:y="4.105cm">
          <draw:text-box>
            <text:p text:style-name="P2">SOR</text:p>
            <text:p text:style-name="P2"/>
            <text:p text:style-name="P2">EOR</text:p>
          </draw:text-box>
        </draw:frame>
        <draw:custom-shape draw:style-name="gr3" draw:text-style-name="P4" draw:layer="layout" svg:width="4.3cm" svg:height="3.6cm" svg:x="8.297cm" svg:y="3.5cm">
          <text:p text:style-name="P4"><text:span text:style-name="T3">Cyc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cm" fo:page-height="21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2T21:45:10.099177075</meta:creation-date>
    <dc:date>2016-02-03T02:16:18.574683140</dc:date>
    <meta:editing-duration>PT1H24M55S</meta:editing-duration>
    <meta:editing-cycles>9</meta:editing-cycles>
    <meta:generator>LibreOffice/4.3.3.2$Linux_x86 LibreOffice_project/430m0$Build-2</meta:generator>
    <meta:document-statistic meta:object-count="20"/>
  </office:meta>
</office:document-meta>
</file>